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137000000FC597ED24DAEF431F3.png" manifest:media-type="image/png"/>
  <manifest:file-entry manifest:full-path="Pictures/10000001000002800000015DF54207B45173B877.png" manifest:media-type="image/png"/>
  <manifest:file-entry manifest:full-path="Pictures/1000000100000200000002009FB2391D830BE3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8f8f8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ax-height="0cm" fo:min-height="2.7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10.142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44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18cm"/>
      <style:paragraph-properties style:writing-mode="lr-tb"/>
    </style:style>
    <style:style style:name="pr5" style:family="presentation" style:parent-style-name="Default-title">
      <style:graphic-properties fo:min-height="2.241cm"/>
      <style:paragraph-properties style:writing-mode="lr-tb"/>
    </style:style>
    <style:style style:name="pr6" style:family="presentation" style:parent-style-name="Default-outline1">
      <style:graphic-properties fo:min-height="10.798cm"/>
      <style:paragraph-properties style:writing-mode="lr-tb"/>
    </style:style>
    <style:style style:name="pr7" style:family="presentation" style:parent-style-name="Default-title">
      <style:graphic-properties fo:min-height="3.151cm"/>
      <style:paragraph-properties style:writing-mode="lr-tb"/>
    </style:style>
    <style:style style:name="co1" style:family="table-column">
      <style:table-column-properties style:column-width="4.313cm" style:use-optimal-column-width="false"/>
    </style:style>
    <style:style style:name="co2" style:family="table-column">
      <style:table-column-properties style:column-width="1.224cm" style:use-optimal-column-width="false"/>
    </style:style>
    <style:style style:name="co3" style:family="table-column">
      <style:table-column-properties style:column-width="2.116cm" style:use-optimal-column-width="false"/>
    </style:style>
    <style:style style:name="co4" style:family="table-column">
      <style:table-column-properties style:column-width="2.091cm" style:use-optimal-column-width="false"/>
    </style:style>
    <style:style style:name="co5" style:family="table-column">
      <style:table-column-properties style:column-width="3.318cm" style:use-optimal-column-width="false"/>
    </style:style>
    <style:style style:name="co6" style:family="table-column">
      <style:table-column-properties style:column-width="2.601cm" style:use-optimal-column-width="false"/>
    </style:style>
    <style:style style:name="co7" style:family="table-column">
      <style:table-column-properties style:column-width="2.652cm" style:use-optimal-column-width="false"/>
    </style:style>
    <style:style style:name="co8" style:family="table-column">
      <style:table-column-properties style:column-width="1.887cm" style:use-optimal-column-width="false"/>
    </style:style>
    <style:style style:name="co9" style:family="table-column">
      <style:table-column-properties style:column-width="2.755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429cm" style:use-optimal-row-height="false"/>
    </style:style>
    <style:style style:name="ro4" style:family="table-row">
      <style:table-row-properties style:row-height="1.531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  <style:text-properties fo:color="#299131" loext:opacity="100%"/>
    </style:style>
    <style:style style:name="P2" style:family="paragraph">
      <loext:graphic-properties draw:fill-color="#ffffff"/>
      <style:paragraph-properties style:writing-mode="lr-tb"/>
      <style:text-properties fo:font-size="38.700000762939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2a6099" loext:opacity="100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text-align="center" fo:text-indent="0cm"/>
    </style:style>
    <style:style style:name="P11" style:family="paragraph">
      <style:paragraph-properties style:writing-mode="lr-tb"/>
      <style:text-properties fo:font-weight="normal" style:font-weight-asian="normal" style:font-weight-complex="normal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24pt" style:font-size-asian="24pt" style:font-size-complex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none" draw:fill-color="#ffffff"/>
      <style:paragraph-properties fo:text-align="center"/>
    </style:style>
    <style:style style:name="T1" style:family="text">
      <style:text-properties fo:color="#299131" loext:opacity="100%" fo:font-size="48pt" style:font-size-asian="60pt" style:font-size-complex="6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2a6099" loext:opacity="100%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Liberation Serif" fo:font-style="italic" style:font-style-asian="italic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font-style="italic" fo:text-shadow="none" style:text-underline-style="none" fo:font-weight="normal" style:letter-kerning="true" style:font-name-asian="Noto Sans CJK SC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99131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8pt" style:font-size-complex="28pt"/>
    </style:style>
    <style:style style:name="T11" style:family="text">
      <style:text-properties fo:font-size="22pt" style:font-size-asian="20pt" style:font-size-complex="20pt"/>
    </style:style>
    <style:style style:name="T12" style:family="text">
      <style:text-properties fo:font-size="24pt" style:font-size-asian="21pt" style:font-size-complex="21pt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size="18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size="21pt" style:font-size-asian="26pt" style:font-size-complex="26pt"/>
    </style:style>
    <style:style style:name="T25" style:family="text">
      <style:text-properties fo:font-size="21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6" style:family="text">
      <style:text-properties fo:font-size="22pt" style:font-size-asian="26pt" style:font-size-complex="26pt"/>
    </style:style>
    <style:style style:name="T27" style:family="text">
      <style:text-properties fo:font-size="22pt" fo:font-style="italic" style:font-size-asian="26pt" style:font-style-asian="italic" style:font-size-complex="26pt" style:font-style-complex="italic"/>
    </style:style>
    <style:style style:name="T28" style:family="text">
      <style:text-properties fo:font-size="22pt" fo:font-style="normal" style:font-size-asian="26pt" style:font-style-asian="normal" style:font-size-complex="26pt" style:font-style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24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9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10.142cm" svg:x="1.27cm" svg:y="1.104cm" presentation:class="title" presentation:user-transformed="true">
          <draw:text-box>
            <text:p><text:span text:style-name="T1">Tit </text:span><text:span text:style-name="T1">for </text:span><text:span text:style-name="T1">Tat</text:span><text:span text:style-name="T1">tlin</text:span><text:span text:style-name="T1">g: </text:span><text:span text:style-name="T1">Co</text:span><text:span text:style-name="T1">op</text:span><text:span text:style-name="T1">er</text:span><text:span text:style-name="T1">ati</text:span><text:span text:style-name="T1">on</text:span><text:span text:style-name="T1">,</text:span><text:span text:style-name="T1"><text:line-break/></text:span><text:span text:style-name="T1">co</text:span><text:span text:style-name="T1">m</text:span><text:span text:style-name="T1">m</text:span><text:span text:style-name="T1">uni</text:span><text:span text:style-name="T1">cat</text:span><text:span text:style-name="T1">ion</text:span><text:span text:style-name="T1">, </text:span><text:span text:style-name="T1">an</text:span><text:span text:style-name="T1">d </text:span><text:span text:style-name="T1">ho</text:span><text:span text:style-name="T1">w </text:span><text:span text:style-name="T1">ea</text:span><text:span text:style-name="T1">ch </text:span><text:span text:style-name="T1">co</text:span><text:span text:style-name="T1">uld</text:span><text:span text:style-name="T1"><text:line-break/></text:span><text:span text:style-name="T1">sta</text:span><text:span text:style-name="T1">bili</text:span><text:span text:style-name="T1">ze </text:span><text:span text:style-name="T1">th</text:span><text:span text:style-name="T1">e </text:span><text:span text:style-name="T1">ot</text:span><text:span text:style-name="T1">he</text:span><text:span text:style-name="T1">r</text:span></text:p>
          </draw:text-box>
        </draw:frame>
        <draw:frame presentation:style-name="pr2" draw:text-style-name="P2" draw:layer="layout" svg:width="22.859cm" svg:height="5.445cm" svg:x="1.27cm" svg:y="11.488cm" presentation:class="subtitle" presentation:user-transformed="true">
          <draw:text-box>
            <text:p><text:span text:style-name="T2">by</text:span></text:p>
            <text:p><text:span text:style-name="T2">Victor </text:span><text:span text:style-name="T2">Vikra</text:span><text:span text:style-name="T2">m </text:span><text:span text:style-name="T2">Odou</text:span><text:span text:style-name="T2">ard </text:span><text:span text:style-name="T2">and </text:span><text:span text:style-name="T2">Micha</text:span><text:span text:style-name="T2">el </text:span><text:span text:style-name="T2">Holto</text:span><text:span text:style-name="T2">n </text:span><text:span text:style-name="T2">Price</text:span></text:p>
            <text:p><text:span text:style-name="T2">Santa </text:span><text:span text:style-name="T2">Fe </text:span><text:span text:style-name="T2">Institu</text:span><text:span text:style-name="T2">te, </text:span><text:span text:style-name="T2">1399 </text:span><text:span text:style-name="T2">Hyde </text:span><text:span text:style-name="T2">Park </text:span><text:span text:style-name="T2">Road, </text:span><text:span text:style-name="T2">Santa </text:span><text:span text:style-name="T2">Fe, </text:span><text:span text:style-name="T2">NM </text:span><text:span text:style-name="T2">87501</text:span><text:span text:style-name="T2"><text:line-break/></text:span><text:span text:style-name="T2"><text:line-break/></text:span><text:span text:style-name="T2">Prese</text:span><text:span text:style-name="T2">ntatio</text:span><text:span text:style-name="T2">n by </text:span><text:span text:style-name="T2">Eman</text:span><text:span text:style-name="T2">uele </text:span><text:span text:style-name="T2">Di </text:span><text:span text:style-name="T2">Sa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4" draw:layer="layout" svg:width="22.859cm" svg:height="3.18cm" svg:x="1.27cm" svg:y="0.759cm" presentation:class="title">
          <draw:text-box>
            <text:p><text:span text:style-name="T3">htt</text:span><text:span text:style-name="T3">ps:</text:span><text:span text:style-name="T3">//</text:span><text:span text:style-name="T3">nc</text:span><text:span text:style-name="T3">as</text:span><text:span text:style-name="T3">e.</text:span><text:span text:style-name="T3">me</text:span><text:span text:style-name="T3">/</text:span><text:span text:style-name="T3">tru</text:span><text:span text:style-name="T3">st/</text:span></text:p>
          </draw:text-box>
        </draw:frame>
        <draw:frame draw:style-name="gr2" draw:text-style-name="P5" draw:layer="layout" svg:width="19.999cm" svg:height="11.979cm" svg:x="2.767cm" svg:y="4.069cm">
          <draw:image xlink:href="Pictures/10000001000002800000015DF54207B45173B8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The evolution of altruism</text:p>
          </draw:text-box>
        </draw:frame>
        <draw:frame presentation:style-name="pr6" draw:text-style-name="P7" draw:layer="layout" svg:width="22.859cm" svg:height="9.043cm" svg:x="1.27cm" svg:y="4.457cm" presentation:class="outline" presentation:user-transformed="true">
          <draw:text-box>
            <text:list text:style-name="L2">
              <text:list-item>
                <text:p><text:span text:style-name="T4">Altruism → Helping others at a personal cost</text:span></text:p>
              </text:list-item>
              <text:list-item>
                <text:p><text:span text:style-name="T4">All explaination for the evolution of altruism ensure that altruists receive a second-order benefit that compensats the initial cost</text:span></text:p>
              </text:list-item>
              <text:list-item>
                <text:p><text:span text:style-name="T4">Indirect reciprocity →individuals have their favors returned even by third parties</text:span></text:p>
              </text:list-item>
              <text:list-item>
                <text:p><text:span text:style-name="T5">Communication </text:span><text:span text:style-name="T6">(in indirect reciprocity)</text:span><text:span text:style-name="T4"> is required to disseminate reputation</text:span></text:p>
                <text:p><text:span text:style-name="T7"/></text:p>
              </text:list-item>
            </text:list>
          </draw:text-box>
        </draw:frame>
        <draw:frame draw:style-name="gr3" draw:text-style-name="P9" draw:layer="layout" svg:width="23.7cm" svg:height="3cm" svg:x="0.5cm" svg:y="14cm">
          <draw:text-box>
            <text:list text:style-name="L2">
              <text:list-header>
                <text:p text:style-name="P8"><text:span text:style-name="T8">Un</text:span><text:span text:style-name="T8">der </text:span><text:span text:style-name="T8">wh</text:span><text:span text:style-name="T8">at </text:span><text:span text:style-name="T8">co</text:span><text:span text:style-name="T8">ndi</text:span><text:span text:style-name="T8">tio</text:span><text:span text:style-name="T8">ns </text:span><text:span text:style-name="T8">do</text:span><text:span text:style-name="T8">es </text:span><text:span text:style-name="T8">the </text:span><text:span text:style-name="T8">int</text:span><text:span text:style-name="T8">era</text:span><text:span text:style-name="T8">cti</text:span><text:span text:style-name="T8">on </text:span><text:span text:style-name="T8">bet</text:span><text:span text:style-name="T8">we</text:span><text:span text:style-name="T8">en </text:span><text:span text:style-name="T8">sig</text:span><text:span text:style-name="T8">nal</text:span><text:span text:style-name="T8">ing </text:span><text:span text:style-name="T8">an</text:span><text:span text:style-name="T8">d </text:span><text:span text:style-name="T8">co</text:span><text:span text:style-name="T8">op</text:span><text:span text:style-name="T8">era</text:span><text:span text:style-name="T8">tio</text:span><text:span text:style-name="T8">n </text:span><text:span text:style-name="T8">sta</text:span><text:span text:style-name="T8">bili</text:span><text:span text:style-name="T8">ze </text:span><text:span text:style-name="T8">bot</text:span><text:span text:style-name="T8">h </text:span><text:span text:style-name="T8">hig</text:span><text:span text:style-name="T8">h </text:span><text:span text:style-name="T8">lev</text:span><text:span text:style-name="T8">els </text:span><text:span text:style-name="T8">of </text:span><text:span text:style-name="T8">(al</text:span><text:span text:style-name="T8">tru</text:span><text:span text:style-name="T8">isti</text:span><text:span text:style-name="T8">c) </text:span><text:span text:style-name="T8">co</text:span><text:span text:style-name="T8">op</text:span><text:span text:style-name="T8">era</text:span><text:span text:style-name="T8">tio</text:span><text:span text:style-name="T8">n </text:span><text:span text:style-name="T8">an</text:span><text:span text:style-name="T8">d </text:span><text:span text:style-name="T8">tru</text:span><text:span text:style-name="T8">thf</text:span><text:span text:style-name="T8">ul, </text:span><text:span text:style-name="T8">inf</text:span><text:span text:style-name="T8">or</text:span><text:span text:style-name="T8">ma</text:span><text:span text:style-name="T8">tiv</text:span><text:span text:style-name="T8">e, </text:span><text:span text:style-name="T8">an</text:span><text:span text:style-name="T8">d </text:span><text:span text:style-name="T8">eff</text:span><text:span text:style-name="T8">ect</text:span><text:span text:style-name="T8">ive </text:span><text:span text:style-name="T8">co</text:span><text:span text:style-name="T8">m</text:span><text:span text:style-name="T8">mu</text:span><text:span text:style-name="T8">nic</text:span><text:span text:style-name="T8">ati</text:span><text:span text:style-name="T8">on</text:span><text:span text:style-name="T8">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0"><text:span text:style-name="T9">Co</text:span><text:span text:style-name="T9">op</text:span><text:span text:style-name="T9">era</text:span><text:span text:style-name="T9">tio</text:span><text:span text:style-name="T9">n, </text:span><text:span text:style-name="T9">co</text:span><text:span text:style-name="T9">m</text:span><text:span text:style-name="T9">mu</text:span><text:span text:style-name="T9">nic</text:span><text:span text:style-name="T9">ati</text:span><text:span text:style-name="T9">on, </text:span><text:span text:style-name="T9">sta</text:span><text:span text:style-name="T9">bilit</text:span><text:span text:style-name="T9">y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10">The agents evolve rules to</text:span></text:p>
              </text:list-item>
            </text:list>
            <text:list text:style-name="L3">
              <text:list-item>
                <text:list>
                  <text:list-item>
                    <text:p><text:span text:style-name="T11">Act in a prisoner’s dilemma</text:span></text:p>
                  </text:list-item>
                  <text:list-item>
                    <text:p><text:span text:style-name="T11">Communicate about the actions of others</text:span></text:p>
                  </text:list-item>
                </text:list>
              </text:list-item>
            </text:list>
            <text:list text:style-name="L4">
              <text:list-item>
                <text:p><text:span text:style-name="T12">Under the conditions that allow for a stable cooperative-communicative state, agents</text:span></text:p>
              </text:list-item>
            </text:list>
            <text:list text:style-name="L3">
              <text:list-item>
                <text:list>
                  <text:list-item>
                    <text:p><text:span text:style-name="T2">act and signal according to an aligned </text:span><text:span text:style-name="T13">norm</text:span></text:p>
                  </text:list-item>
                  <text:list-item>
                    <text:p><text:span text:style-name="T2">occasionally deviate from their strategy</text:span></text:p>
                  </text:list-item>
                  <text:list-item>
                    <text:p><text:span text:style-name="T2">exert normative pressure on each other's signals → favors truthfuln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Background, Cooperation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5">Strategy</text:span><text:span text:style-name="T4"> → set of rules for acting and signaling</text:span></text:p>
              </text:list-item>
              <text:list-item>
                <text:p><text:span text:style-name="T5">Norm</text:span><text:span text:style-name="T4"> → strategy that encodes a set of rules that is followed by the large majority of a social group</text:span></text:p>
              </text:list-item>
              <text:list-item>
                <text:p><text:span text:style-name="T5">Standing</text:span><text:span text:style-name="T4"> → defined recursively: some-one is in good standing if they cooperated, or if they defected against someone in bad standing, and to cooperate with agents iff they are in good standing</text:span></text:p>
              </text:list-item>
              <text:list-item>
                <text:p><text:span text:style-name="T5">Stern judging</text:span><text:span text:style-name="T4"> → similar to standing, additionally puts those who cooperate with those in bad standing into bad stand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Background, Comunication</text:p>
          </draw:text-box>
        </draw:frame>
        <draw:frame presentation:style-name="pr6" draw:text-style-name="P11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e <text:span text:style-name="T10">stability of honest communication systems usually rely on some kind of pressure on the signaler to be truthful</text:span></text:p>
              </text:list-item>
              <text:list-item>
                <text:p><text:span text:style-name="T10">In its basic form, communicating the reputations of others places no such pressure on the signaler</text:span></text:p>
              </text:list-item>
              <text:list-item>
                <text:p><text:span text:style-name="T10">Truthfulness is not the only requirement: agents also need to be forthcoming (actually share the information they have)</text:span></text:p>
              </text:list-item>
              <text:list-item>
                <text:p><text:span text:style-name="T10">The stable strategy deals with it by treating failures to signal in the same way it treats ly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Communication</text:p>
          </draw:text-box>
        </draw:frame>
        <draw:frame presentation:style-name="pr6" draw:text-style-name="P12" draw:layer="layout" svg:width="22.859cm" svg:height="12cm" svg:x="1.27cm" svg:y="4cm" presentation:class="outline" presentation:user-transformed="true">
          <draw:text-box>
            <text:list text:style-name="L2">
              <text:list-item>
                <text:p text:style-name="P12"><text:span text:style-name="T5">Communication system</text:span><text:span text:style-name="T4"> → set of mappings from meanings to symbols</text:span></text:p>
              </text:list-item>
              <text:list-item>
                <text:p text:style-name="P12"><text:span text:style-name="T4">A communication system is </text:span><text:span text:style-name="T5">effective </text:span><text:span text:style-name="T6">when it is</text:span><text:span text:style-name="T4">→</text:span></text:p>
                <text:list>
                  <text:list-item>
                    <text:p text:style-name="P7"><text:span text:style-name="T2"><text:s/></text:span><text:span text:style-name="T14">Uniform</text:span><text:span text:style-name="T2"> → everyone abides by the same mapping from meanings to symbols (corresponds to truthfulness)</text:span></text:p>
                  </text:list-item>
                  <text:list-item>
                    <text:p text:style-name="P7"><text:span text:style-name="T2"><text:s/></text:span><text:span text:style-name="T14">Forthcoming</text:span><text:span text:style-name="T2"> → agents never fail to signal when they possess relevant information</text:span></text:p>
                  </text:list-item>
                  <text:list-item>
                    <text:p text:style-name="P7"><text:span text:style-name="T14">Informative</text:span><text:span text:style-name="T2"> →everyone’s mapping distinguishes between at least two meanings (guarantees that some information gets transmitt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Cooperation and Stability recalls</text:p>
          </draw:text-box>
        </draw:frame>
        <draw:frame presentation:style-name="pr6" draw:text-style-name="P12" draw:layer="layout" svg:width="12.73cm" svg:height="7.5cm" svg:x="1.5cm" svg:y="3.5cm" presentation:class="outline" presentation:user-transformed="true">
          <draw:text-box>
            <text:list text:style-name="L5">
              <text:list-item>
                <text:p text:style-name="P13"><text:span text:style-name="T4">Cooperation is paying a cost, </text:span><text:span text:style-name="T15">γ</text:span><text:span text:style-name="T4">, for the benefit, </text:span><text:span text:style-name="T15">β</text:span><text:span text:style-name="T4">, of someone else</text:span></text:p>
                <text:p text:style-name="P13"><text:span text:style-name="T4"/></text:p>
              </text:list-item>
              <text:list-item>
                <text:p text:style-name="P13"><text:span text:style-name="T4">Agent A’s payoff in the prisoner’s dilemma. </text:span><text:span text:style-name="T5">d</text:span><text:span text:style-name="T4"> stands for defect and </text:span><text:span text:style-name="T5">c</text:span><text:span text:style-name="T4"> stands for cooperate.</text:span></text:p>
              </text:list-item>
            </text:list>
          </draw:text-box>
        </draw:frame>
        <draw:frame draw:style-name="gr4" draw:text-style-name="P14" draw:layer="layout" svg:width="9.876cm" svg:height="8cm" svg:x="14.5cm" svg:y="3cm">
          <draw:image xlink:href="Pictures/1000000100000137000000FC597ED24DAEF431F3.png" xlink:type="simple" xlink:show="embed" xlink:actuate="onLoad" draw:mime-type="image/png">
            <text:p/>
          </draw:image>
        </draw:frame>
        <draw:frame draw:style-name="gr5" draw:text-style-name="P16" draw:layer="layout" svg:width="22.5cm" svg:height="4cm" svg:x="1.5cm" svg:y="12.5cm">
          <draw:text-box>
            <text:list text:style-name="L1">
              <text:list-item>
                <text:p text:style-name="P15"><text:span text:style-name="T4">A </text:span><text:span text:style-name="T4">strat</text:span><text:span text:style-name="T4">egy </text:span><text:span text:style-name="T4">is </text:span><text:span text:style-name="T5">sta</text:span><text:span text:style-name="T5">ble </text:span><text:span text:style-name="T6">if no </text:span><text:span text:style-name="T6">othe</text:span><text:span text:style-name="T6">r </text:span><text:span text:style-name="T6">strat</text:span><text:span text:style-name="T6">egy </text:span><text:span text:style-name="T6">can </text:span><text:span text:style-name="T6">inva</text:span><text:span text:style-name="T6">de it</text:span></text:p>
              </text:list-item>
              <text:list-item>
                <text:p text:style-name="P15"><text:span text:style-name="T6">Tha</text:span><text:span text:style-name="T6">t is, </text:span><text:span text:style-name="T6">no </text:span><text:span text:style-name="T6">othe</text:span><text:span text:style-name="T6">r </text:span><text:span text:style-name="T6">strat</text:span><text:span text:style-name="T6">egy </text:span><text:span text:style-name="T6">can </text:span><text:span text:style-name="T6">proli</text:span><text:span text:style-name="T6">fera</text:span><text:span text:style-name="T6">te in </text:span><text:span text:style-name="T6">a </text:span><text:span text:style-name="T6">pop</text:span><text:span text:style-name="T6">ulati</text:span><text:span text:style-name="T6">on </text:span><text:span text:style-name="T6">of </text:span><text:span text:style-name="T6">100</text:span><text:span text:style-name="T6">% </text:span><text:span text:style-name="T6">A-</text:span><text:span text:style-name="T6">type </text:span><text:span text:style-name="T6">age</text:span><text:span text:style-name="T6">nts </text:span><text:span text:style-name="T6">(wh</text:span><text:span text:style-name="T6">en A </text:span><text:span text:style-name="T6">is </text:span><text:span text:style-name="T6">said </text:span><text:span text:style-name="T6">to </text:span><text:span text:style-name="T6">‘pre</text:span><text:span text:style-name="T6">dom</text:span><text:span text:style-name="T6">inat</text:span><text:span text:style-name="T6">e’).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7">Model 1: A first pass</text:p>
          </draw:text-box>
        </draw:frame>
        <draw:frame presentation:style-name="pr6" draw:text-style-name="P7" draw:layer="layout" svg:width="22.859cm" svg:height="13cm" svg:x="1.27cm" svg:y="3.5cm" presentation:class="outline" presentation:user-transformed="true">
          <draw:text-box>
            <text:list text:style-name="L2">
              <text:list-item>
                <text:p text:style-name="P7"><text:span text:style-name="T10">Infinite number of rounds, agents interact in prisoner’s dilemma</text:span></text:p>
              </text:list-item>
              <text:list-item>
                <text:p text:style-name="P7"><text:span text:style-name="T10">Agents “tag” each other, each agent has one tag at a time</text:span></text:p>
              </text:list-item>
              <text:list-item>
                <text:p text:style-name="P7"><text:span text:style-name="T10">Each round everyone pairs up at random and makes a choice (cooperate/deflect). An agent’s choice may depend on their partner’s current tag.</text:span></text:p>
              </text:list-item>
              <text:list-item>
                <text:p text:style-name="P7"><text:span text:style-name="T10">Everyone signals a new “tag” for their partner (This process can be imagined as your partner writing a 0 or 1 on your forehead for your next partner to see, as the signal need only be known to one’s next partner)</text:span></text:p>
              </text:list-item>
              <text:list-item>
                <text:p text:style-name="P7"><text:span text:style-name="T10">Each agent can use whatever mapping they desi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7">Model 1: Strategies</text:p>
          </draw:text-box>
        </draw:frame>
        <draw:frame presentation:style-name="pr6" draw:text-style-name="P7" draw:layer="layout" svg:width="22.859cm" svg:height="3cm" svg:x="1.27cm" svg:y="3.5cm" presentation:class="outline" presentation:user-transformed="true">
          <draw:text-box>
            <text:list text:style-name="L2">
              <text:list-item>
                <text:p>We want to find the <text:span text:style-name="T16">focal strategy</text:span><text:span text:style-name="T17">, that is, a strategy that leads to a </text:span><text:span text:style-name="T18">stable, highly cooperative and effective communicating population</text:span><text:span text:style-name="T17">.</text:span></text:p>
              </text:list-item>
            </text:list>
          </draw:text-box>
        </draw:frame>
        <draw:frame draw:style-name="standard" draw:layer="layout" svg:width="9.743cm" svg:height="6.281cm" svg:x="0.535cm" svg:y="8.0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4">Name</text:p>
              </table:table-cell>
              <table:table-cell>
                <text:p text:style-name="P14">ID</text:p>
              </table:table-cell>
              <table:table-cell>
                <text:p text:style-name="P14">Act for 0s</text:p>
              </table:table-cell>
              <table:table-cell>
                <text:p text:style-name="P14">Act for 1s</text:p>
              </table:table-cell>
            </table:table-row>
            <table:table-row table:style-name="ro2" table:default-cell-style-name="ce1">
              <table:table-cell>
                <text:p text:style-name="P14">Deflector</text:p>
              </table:table-cell>
              <table:table-cell>
                <text:p text:style-name="P14">dd</text:p>
              </table:table-cell>
              <table:table-cell>
                <text:p text:style-name="P14">d</text:p>
              </table:table-cell>
              <table:table-cell>
                <text:p text:style-name="P14">d</text:p>
              </table:table-cell>
            </table:table-row>
            <table:table-row table:style-name="ro2" table:default-cell-style-name="ce1">
              <table:table-cell>
                <text:p text:style-name="P14">Discriminator</text:p>
              </table:table-cell>
              <table:table-cell>
                <text:p text:style-name="P14">dc</text:p>
              </table:table-cell>
              <table:table-cell>
                <text:p text:style-name="P14">d</text:p>
              </table:table-cell>
              <table:table-cell>
                <text:p text:style-name="P14">c</text:p>
              </table:table-cell>
            </table:table-row>
            <table:table-row table:style-name="ro2" table:default-cell-style-name="ce1">
              <table:table-cell>
                <text:p text:style-name="P14">Reverse-discriminator</text:p>
              </table:table-cell>
              <table:table-cell>
                <text:p text:style-name="P14">cd</text:p>
              </table:table-cell>
              <table:table-cell>
                <text:p text:style-name="P14">c</text:p>
              </table:table-cell>
              <table:table-cell>
                <text:p text:style-name="P14">d</text:p>
              </table:table-cell>
            </table:table-row>
            <table:table-row table:style-name="ro2" table:default-cell-style-name="ce1">
              <table:table-cell>
                <text:p text:style-name="P14">Cooperator</text:p>
              </table:table-cell>
              <table:table-cell>
                <text:p text:style-name="P14">cc</text:p>
              </table:table-cell>
              <table:table-cell>
                <text:p text:style-name="P14">c</text:p>
              </table:table-cell>
              <table:table-cell>
                <text:p text:style-name="P14">c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draw:layer="layout" svg:width="8.5cm" svg:height="0.962cm" svg:x="1cm" svg:y="7cm">
          <draw:text-box>
            <text:p text:style-name="P14">Action Strategies</text:p>
          </draw:text-box>
        </draw:frame>
        <draw:frame draw:style-name="standard" draw:layer="layout" svg:width="13.212cm" svg:height="7.806cm" svg:x="11.83cm" svg:y="7.92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gray3">
              <table:table-cell>
                <text:p>Partner’s tag</text:p>
              </table:table-cell>
              <table:table-cell>
                <text:p>Actor’s action</text:p>
              </table:table-cell>
              <table:table-cell>
                <text:p>Image scoring</text:p>
              </table:table-cell>
              <table:table-cell>
                <text:p>Standing</text:p>
              </table:table-cell>
              <table:table-cell>
                <text:p>Stern Judging</text:p>
              </table:table-cell>
            </table:table-row>
            <table:table-row table:style-name="ro4" table:default-cell-style-name="gray2">
              <table:table-cell>
                <text:p>0</text:p>
              </table:table-cell>
              <table:table-cell>
                <text:p>d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4" table:default-cell-style-name="gray1">
              <table:table-cell>
                <text:p>0</text:p>
              </table:table-cell>
              <table:table-cell>
                <text:p>c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4" table:default-cell-style-name="gray2">
              <table:table-cell>
                <text:p>1</text:p>
              </table:table-cell>
              <table:table-cell>
                <text:p>d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gray1">
              <table:table-cell>
                <text:p>1</text:p>
              </table:table-cell>
              <table:table-cell>
                <text:p>c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8" draw:layer="layout" svg:width="7.5cm" svg:height="0.962cm" svg:x="15cm" svg:y="7cm">
          <draw:text-box>
            <text:p text:style-name="P14">Signal of actor’s new tag</text:p>
          </draw:text-box>
        </draw:frame>
        <presentation:notes draw:style-name="dp4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7">Model 1: Focal strategy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7">Stern discriminators as candidates to analyze for this model</text:p>
              </text:list-item>
            </text:list>
            <text:list text:style-name="L7">
              <text:list-item>
                <text:list>
                  <text:list-item>
                    <text:p text:style-name="P7">Action: coop with 1s, deflects with 0s</text:p>
                  </text:list-item>
                  <text:list-item>
                    <text:p text:style-name="P7">Signaling: ags cooperation with 1-agents and defection with 0-agents with a 1, and cooperation with 0s and defection with 1s with 0.</text:p>
                  </text:list-item>
                </text:list>
              </text:list-item>
            </text:list>
            <text:list text:style-name="L8">
              <text:list-item>
                <text:p text:style-name="P7">Analysis</text:p>
                <text:list>
                  <text:list-item>
                    <text:p text:style-name="P7">Is the state <text:span text:style-name="T18">cooperative?</text:span></text:p>
                  </text:list-item>
                  <text:list-item>
                    <text:p text:style-name="P7"><text:span text:style-name="T19">Does the state </text:span><text:span text:style-name="T18">effectively communicate?</text:span></text:p>
                  </text:list-item>
                  <text:list-item>
                    <text:p text:style-name="P7"><text:span text:style-name="T19">Is it </text:span><text:span text:style-name="T18">stable</text:span><text:span text:style-name="T19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7">Model 1: Analysis</text:p>
          </draw:text-box>
        </draw:frame>
        <draw:frame presentation:style-name="pr6" draw:text-style-name="P7" draw:layer="layout" svg:width="22.859cm" svg:height="13.5cm" svg:x="1.27cm" svg:y="3cm" presentation:class="outline" presentation:user-transformed="true">
          <draw:text-box>
            <text:list text:style-name="L2">
              <text:list-item>
                <text:p text:style-name="P7"><text:span text:style-name="T2">Is the state </text:span><text:span text:style-name="T20">cooperative? </text:span><text:span text:style-name="T21">✅</text:span></text:p>
              </text:list-item>
            </text:list>
            <text:list text:style-name="L8">
              <text:list-item>
                <text:list>
                  <text:list-header>
                    <text:p text:style-name="P7"><text:span text:style-name="T22">all who follow the stern discriminator strategy receive a tag of 1, so everyone will receive a 1-tag to start the second round, and thus, everyone will cooperate in the second round and so on. Thus, all rounds except the first are fully cooperative</text:span></text:p>
                  </text:list-header>
                </text:list>
              </text:list-item>
              <text:list-item>
                <text:p text:style-name="P7"><text:span text:style-name="T21">Does the state </text:span><text:span text:style-name="T20">effectively communicate? </text:span><text:span text:style-name="T21">✅</text:span></text:p>
                <text:list>
                  <text:list-header>
                    <text:p text:style-name="P7"><text:span text:style-name="T23">all agents abide by a separating, uniform mapping (as specified by the stern judging norm), and never withhold information</text:span></text:p>
                  </text:list-header>
                </text:list>
              </text:list-item>
            </text:list>
            <text:list text:style-name="L2">
              <text:list-item>
                <text:p text:style-name="P7"><text:span text:style-name="T21">Is it </text:span><text:span text:style-name="T20">stable</text:span><text:span text:style-name="T21">? ❌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23">No payoff difference between individuals with the same action strategy but different languages (a ‘pushover’ discriminator that signals 1 about everyone does just as well as a stern discriminator)</text:span></text:p>
                  </text:list-item>
                  <text:list-item>
                    <text:p text:style-name="P7"><text:span text:style-name="T23">Some traits are unexpressed (eg. Everyone cooperates, everyone receives a tag of 1)</text:span></text:p>
                  </text:list-item>
                  <text:list-item>
                    <text:p text:style-name="P7"><text:span text:style-name="T23">A different strategy that exploit either of the above can invad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7">Model 2: Next!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10">Addressing instabilities</text:span></text:p>
              </text:list-item>
            </text:list>
            <text:list text:style-name="L9">
              <text:list-item>
                <text:list>
                  <text:list-item>
                    <text:p><text:span text:style-name="T24">Unpunishability of language → </text:span><text:span text:style-name="T25">Meta-signaling</text:span><text:span text:style-name="T24"> tags agents based on their signal</text:span></text:p>
                  </text:list-item>
                  <text:list-item>
                    <text:p><text:span text:style-name="T24">Unexpressed traits → <text:s/></text:span><text:span text:style-name="T25">Error</text:span><text:span text:style-name="T24"> creates diversity</text:span></text:p>
                  </text:list-item>
                </text:list>
              </text:list-item>
            </text:list>
            <text:list text:style-name="L10">
              <text:list-item>
                <text:p><text:span text:style-name="T26">Each round agents are either </text:span><text:span text:style-name="T27">actor</text:span><text:span text:style-name="T26"> or </text:span><text:span text:style-name="T27">observer</text:span><text:span text:style-name="T28"> </text:span></text:p>
              </text:list-item>
              <text:list-item>
                <text:p><text:span text:style-name="T28">Observers are assigned randomly (to actors or another observer)</text:span></text:p>
              </text:list-item>
              <text:list-item>
                <text:p><text:span text:style-name="T28">Actors interact in a prisoner’s dilemma, using their strategies with error rate ϵ and signal by tagging each others with error rate δ</text:span></text:p>
              </text:list-item>
              <text:list-item>
                <text:p><text:span text:style-name="T28">Observers ‘meta-signal’ whether they agree or disagree with the obervee’s signal, and tag the accordingly to their meta-signaling strategy with error rate δ, overwriting the observee’s tag.</text:span></text:p>
              </text:list-item>
            </text:list>
            <text:p><text:span text:style-name="T29"/></text:p>
          </draw:text-box>
        </draw:frame>
        <presentation:notes draw:style-name="dp4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7">Model 2: Focal strategy 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30"/></text:p>
              </text:list-item>
            </text:list>
            <text:p><text:span text:style-name="T29"/></text:p>
          </draw:text-box>
        </draw:frame>
        <presentation:notes draw:style-name="dp4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placeholder="true" presentation:user-transformed="true">
          <draw:text-box/>
        </draw:frame>
        <draw:frame presentation:style-name="pr6" draw:text-style-name="P7" draw:layer="layout" svg:width="22.859cm" svg:height="11.048cm" svg:x="1.27cm" svg:y="4.45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9cm" fo:margin-bottom="0cm" fo:text-indent="0cm"/>
      <style:text-properties fo:font-variant="normal" fo:text-transform="none" fo:color="#1c1c1c" loext:opacity="100%" style:text-outline="false" style:text-line-through-style="none" style:text-line-through-type="none" style:font-name="Liberation Sans" fo:font-family="'Liberation Sans'" style:font-family-generic="roman" style:font-pitch="variable" fo:font-size="2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color="#1c1c1c" loext:opacity="100%" fo:font-size="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color="#1c1c1c" loext:opacity="100%"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color="#1c1c1c" loext:opacity="100%"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99131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1pt" style:font-size-complex="21pt"/>
    </style:style>
    <style:style style:name="MT3" style:family="text">
      <style:text-properties fo:font-size="22pt" style:font-size-asian="20pt" style:font-size-complex="20pt"/>
    </style:style>
    <style:style style:name="MT4" style:family="text">
      <style:text-properties fo:font-size="21pt" style:font-size-asian="16pt" style:font-size-complex="16pt"/>
    </style:style>
    <style:style style:name="MT5" style:family="text">
      <style:text-properties fo:font-size="18pt" style:font-size-asian="13pt" style:font-size-complex="13pt"/>
    </style:style>
    <style:style style:name="MT6" style:family="text">
      <style:text-properties fo:color="#299131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2.859cm" svg:height="3.18cm" svg:x="1.27cm" svg:y="0.759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2.859cm" svg:height="11.048cm" svg:x="1.27cm" svg:y="4.457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051cm" svg:height="1.312cm" svg:x="8.731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5.917cm" svg:height="1.312cm" svg:x="18.211cm" svg:y="17.354cm" presentation:class="page-number">
        <draw:text-box>
          <text:p text:style-name="MP3"><text:span text:style-name="MT6"><text:page-number>&lt;number&gt;</text:page-number></text:span></text:p>
        </draw:text-box>
      </draw:frame>
      <draw:frame draw:style-name="Mgr3" draw:text-style-name="MP8" draw:layer="backgroundobjects" svg:width="0.857cm" svg:height="0.873cm" svg:x="1.277cm" svg:y="17.07cm">
        <draw:image xlink:href="Pictures/1000000100000200000002009FB2391D830BE380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1T20:59:26.117032001</meta:creation-date>
    <dc:date>2024-11-03T01:30:59.216607474</dc:date>
    <meta:editing-duration>PT9M25S</meta:editing-duration>
    <meta:editing-cycles>3</meta:editing-cycles>
    <meta:generator>LibreOffice/7.3.7.2$Linux_X86_64 LibreOffice_project/30$Build-2</meta:generator>
    <meta:document-statistic meta:object-count="88"/>
  </office:meta>
</office:document-meta>
</file>